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ubtitle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>
        <style:tab-stops/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>
        <style:tab-stops/>
      </style:paragraph-properties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Century Gothic" fo:language="en" fo:country="US"/>
    </style:style>
    <style:style style:name="P5" style:family="paragraph" style:parent-style-name="Standard">
      <style:text-properties style:font-name="Century Gothic" fo:language="en" fo:country="US" fo:font-weight="bold" style:font-weight-asian="bold"/>
    </style:style>
    <style:style style:name="P6" style:family="paragraph" style:parent-style-name="Standard" style:list-style-name="WW8Num12">
      <style:text-properties style:font-name="Century Gothic" fo:language="en" fo:country="US"/>
    </style:style>
    <style:style style:name="P7" style:family="paragraph" style:parent-style-name="Standard">
      <style:text-properties style:font-name="Century Gothic" fo:font-size="11pt" fo:language="en" fo:country="US" style:font-size-asian="11pt"/>
    </style:style>
    <style:style style:name="P8" style:family="paragraph" style:parent-style-name="Standard">
      <style:paragraph-properties>
        <style:tab-stops/>
      </style:paragraph-properties>
      <style:text-properties style:font-name="Century Gothic1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>
        <style:tab-stops/>
      </style:paragraph-properties>
      <style:text-properties style:font-name="Century Gothic1" fo:font-size="12pt" style:font-size-asian="12pt" style:font-size-complex="12pt"/>
    </style:style>
    <style:style style:name="P10" style:family="paragraph" style:parent-style-name="Standard">
      <style:paragraph-properties>
        <style:tab-stops/>
      </style:paragraph-properties>
      <style:text-properties style:font-name="Century Gothic1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>
        <style:tab-stops/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>
        <style:tab-stops/>
      </style:paragraph-properties>
      <style:text-properties style:font-name="Century Gothic1" fo:font-weight="normal"/>
    </style:style>
    <style:style style:name="P13" style:family="paragraph" style:parent-style-name="Standard">
      <style:paragraph-properties fo:margin-left="0.9791in" fo:margin-right="0in" fo:text-indent="0in" style:auto-text-indent="false">
        <style:tab-stops/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style:font-size-asian="12pt" style:font-weight-asian="normal" style:font-size-complex="12pt" style:font-weight-complex="normal"/>
    </style:style>
    <style:style style:name="T4" style:family="text">
      <style:text-properties style:font-name="Andale Mono"/>
    </style:style>
    <style:style style:name="T5" style:family="text">
      <style:text-properties style:font-name="Andale Mono" fo:language="en" fo:country="US"/>
    </style:style>
    <style:style style:name="T6" style:family="text">
      <style:text-properties fo:font-variant="normal" fo:text-transform="none" fo:color="#000000" style:font-name="Andale Mono" fo:font-size="12pt" fo:letter-spacing="normal" fo:font-style="normal" style:font-size-asian="12pt" style:font-weight-asian="normal" style:font-size-complex="12pt" style:font-weight-complex="normal"/>
    </style:style>
    <style:style style:name="T7" style:family="text">
      <style:text-properties fo:language="en" fo:country="US"/>
    </style:style>
    <style:style style:name="T8" style:family="text">
      <style:text-properties style:font-name="Century Gothic1"/>
    </style:style>
    <style:style style:name="T9" style:family="text">
      <style:text-properties style:font-name="Century Gothic1" fo:language="en" fo:country="US"/>
    </style:style>
    <style:style style:name="T10" style:family="text">
      <style:text-properties style:font-name="Andale Mono"/>
    </style:style>
    <style:style style:name="T11" style:family="text">
      <style:text-properties style:font-name="Andale Mono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Subject : </text:p>
      <text:p text:style-name="P1"><text:tab/>- Class &amp; Object</text:p>
      <text:p text:style-name="P4"/>
      <text:p text:style-name="P4"/>
      <text:p text:style-name="P5">Objective :</text:p>
      <text:list xml:id="list1575544899" text:style-name="WW8Num12">
        <text:list-item>
          <text:p text:style-name="P6">Memahami Class &amp; Object</text:p>
        </text:list-item>
      </text:list>
      <text:p text:style-name="P7"/>
      <text:p text:style-name="P7"/>
      <text:p text:style-name="P8">Tugas praktikum :<text:line-break/>Class &amp; Object.</text:p>
      <text:p text:style-name="P9"><text:span text:style-name="T1"><text:line-break/><text:tab/></text:span><text:span text:style-name="T2">1. Buatlah file Perpustakaan.txt.</text:span></text:p>
      <text:p text:style-name="P12"><text:span text:style-name="T3"><text:tab/>2. Edit file Perpustakaan.txt dengan sintaks seperti ini :<text:line-break/><text:line-break/><text:tab/><text:tab/></text:span><text:span text:style-name="T6">001,Adi Prayogo,Panduan Lengkap memakai Adobe</text:span></text:p>
      <text:p text:style-name="P12"><text:span text:style-name="T6"><text:tab/><text:tab/>002,Putri Indriyani,Tutorial Windows Server 2003</text:span></text:p>
      <text:p text:style-name="P12"><text:span text:style-name="T6"><text:tab/><text:tab/>003,Femmy Agustina,Google Adsense</text:span></text:p>
      <text:p text:style-name="P12"><text:span text:style-name="T6"><text:tab/><text:tab/>004,Andi Andrian,Pemograman Basis Data Lanjut MySQL</text:span></text:p>
      <text:p text:style-name="P12"><text:span text:style-name="T6"><text:tab/><text:tab/>005,Putra Pratama,Panduan Dasar Autocad 2005</text:span></text:p>
      <text:p text:style-name="P10"><text:span text:style-name="T4"><text:line-break/><text:line-break/><text:tab/></text:span>3. Buatlah file Perpustakaan.java.<text:span text:style-name="T4"><text:line-break/><text:tab/></text:span>4. Edit file Perpustakaan.java dengan sintaks seperti ini :<text:line-break/><text:tab/><text:line-break/><text:tab/><text:tab/><text:span text:style-name="T5">public class Perpustakaan { </text:span></text:p>
      <text:p text:style-name="P10"><text:span text:style-name="T5"><text:s text:c="4"/><text:tab/><text:tab/><text:tab/>private String id; </text:span></text:p>
      <text:p text:style-name="P10"><text:span text:style-name="T5"><text:s text:c="4"/><text:tab/><text:tab/><text:tab/>private String peminjam; </text:span></text:p>
      <text:p text:style-name="P10"><text:span text:style-name="T5"><text:s text:c="4"/><text:tab/><text:tab/><text:tab/>private String judul; </text:span></text:p>
      <text:p text:style-name="P10"><text:span text:style-name="T5"></text:span></text:p>
      <text:p text:style-name="P10"><text:span text:style-name="T5"><text:s text:c="4"/><text:tab/><text:tab/><text:tab/>public String getJudul() { </text:span></text:p>
      <text:p text:style-name="P10"><text:span text:style-name="T5"><text:s text:c="8"/><text:tab/><text:tab/><text:tab/>return judul; </text:span></text:p>
      <text:p text:style-name="P10"><text:span text:style-name="T5"><text:s text:c="4"/><text:tab/><text:tab/><text:tab/>} </text:span></text:p>
      <text:p text:style-name="P10"><text:span text:style-name="T5"></text:span></text:p>
      <text:p text:style-name="P10"><text:span text:style-name="T5"><text:s text:c="4"/><text:tab/><text:tab/><text:tab/>public void setJudul(String judul) { </text:span></text:p>
      <text:p text:style-name="P10"><text:span text:style-name="T5"><text:s text:c="8"/><text:tab/><text:tab/><text:tab/>this.judul = judul; </text:span></text:p>
      <text:p text:style-name="P10"><text:span text:style-name="T5"><text:s text:c="4"/><text:tab/><text:tab/><text:tab/>} </text:span></text:p>
      <text:p text:style-name="P10"><text:span text:style-name="T5"></text:span></text:p>
      <text:p text:style-name="P10"><text:span text:style-name="T5"><text:s text:c="4"/><text:tab/><text:tab/><text:tab/>public String getPeminjam() { </text:span></text:p>
      <text:p text:style-name="P10"><text:span text:style-name="T5"><text:s text:c="8"/><text:tab/><text:tab/><text:tab/>return peminjam; </text:span></text:p>
      <text:p text:style-name="P10"><text:span text:style-name="T5"><text:s text:c="4"/><text:tab/><text:tab/><text:tab/>} </text:span></text:p>
      <text:p text:style-name="P10"><text:span text:style-name="T5"></text:span></text:p>
      <text:p text:style-name="P10"><text:span text:style-name="T5"><text:s text:c="4"/><text:tab/><text:tab/><text:tab/>public void setPeminjam(String peminjam) { </text:span></text:p>
      <text:p text:style-name="P10"><text:span text:style-name="T5"><text:s text:c="8"/><text:tab/><text:tab/><text:tab/>this.peminjam = peminjam; </text:span></text:p>
      <text:p text:style-name="P10"><text:span text:style-name="T5"><text:s text:c="4"/><text:tab/><text:tab/><text:tab/>} </text:span></text:p>
      <text:p text:style-name="P10"><text:span text:style-name="T5"></text:span></text:p>
      <text:p text:style-name="P10"><text:span text:style-name="T5"><text:s text:c="4"/><text:tab/><text:tab/><text:tab/>public String getId() { </text:span></text:p>
      <text:p text:style-name="P10"><text:span text:style-name="T5"><text:s text:c="8"/><text:tab/><text:tab/><text:tab/>return id; </text:span></text:p>
      <text:p text:style-name="P10"><text:span text:style-name="T5"><text:s text:c="4"/><text:tab/><text:tab/><text:tab/>} </text:span></text:p>
      <text:p text:style-name="P10"><text:span text:style-name="T5"><text:s/></text:span></text:p>
      <text:p text:style-name="P10"><text:soft-page-break/><text:span text:style-name="T5"><text:s text:c="4"/><text:tab/><text:tab/><text:tab/>public void setId(String id) { </text:span></text:p>
      <text:p text:style-name="P10"><text:span text:style-name="T5"><text:s text:c="8"/><text:tab/><text:tab/><text:tab/>this.id = id; </text:span></text:p>
      <text:p text:style-name="P10"><text:span text:style-name="T5"><text:s text:c="4"/><text:tab/><text:tab/><text:tab/>} </text:span></text:p>
      <text:p text:style-name="P10"><text:span text:style-name="T5"></text:span></text:p>
      <text:p text:style-name="P10"><text:span text:style-name="T5"><text:tab/><text:tab/>}</text:span><text:line-break/><text:tab/></text:p>
      <text:p text:style-name="P10"><text:span text:style-name="T7"><text:tab/>5. Compile file Perpustakaan.java menggunakan java compiler (javac) :<text:line-break/><text:line-break/></text:span><text:span text:style-name="T5"><text:tab/><text:tab/>$ javac </text:span><text:span text:style-name="T5">Perpustakaan</text:span><text:span text:style-name="T5">.java<text:line-break/></text:span><text:span text:style-name="T7"><text:line-break/><text:tab/>6. Buatlah file PerpustakaanMain.java.<text:line-break/><text:tab/>7. Edit file PerpustakaanMain.java dengan sintaks seperti ini :<text:line-break/><text:line-break/></text:span><text:span text:style-name="T5">import java.io.BufferedInputStream; </text:span></text:p>
      <text:p text:style-name="P10"><text:span text:style-name="T5">import java.io.DataInputStream; </text:span></text:p>
      <text:p text:style-name="P10"><text:span text:style-name="T5">import java.io.File; </text:span></text:p>
      <text:p text:style-name="P10"><text:span text:style-name="T5">import java.io.FileInputStream; </text:span></text:p>
      <text:p text:style-name="P10"><text:span text:style-name="T5">import java.io.IOException; </text:span></text:p>
      <text:p text:style-name="P10"><text:span text:style-name="T5">import java.util.ArrayList; </text:span></text:p>
      <text:p text:style-name="P10"><text:span text:style-name="T5">import java.util.List; </text:span></text:p>
      <text:p text:style-name="P10"><text:span text:style-name="T5"></text:span></text:p>
      <text:p text:style-name="P10"><text:span text:style-name="T5">public class PerpustakaanMain { </text:span></text:p>
      <text:p text:style-name="P10"><text:span text:style-name="T5"><text:tab/>public static void main(String[] args) { </text:span></text:p>
      <text:p text:style-name="P10"><text:span text:style-name="T5"><text:tab/><text:tab/>File file = new File("/home/izwan/Desktop/Pemrograman</text:span></text:p>
      <text:p text:style-name="P10"><text:span text:style-name="T5"><text:tab/><text:tab/>/Perpustakaan.txt"); </text:span></text:p>
      <text:p text:style-name="P10"><text:span text:style-name="T5"><text:tab/><text:tab/>FileInputStream fis = null; </text:span></text:p>
      <text:p text:style-name="P10"><text:span text:style-name="T5"><text:tab/><text:tab/>BufferedInputStream bis = null; </text:span></text:p>
      <text:p text:style-name="P10"><text:span text:style-name="T5"><text:tab/><text:tab/>DataInputStream dis = null; </text:span></text:p>
      <text:p text:style-name="P10"><text:span text:style-name="T5"><text:tab/><text:tab/>List&lt;Perpustakaan&gt; listPerpustakaan = new ArrayList</text:span></text:p>
      <text:p text:style-name="P10"><text:span text:style-name="T5"><text:tab/><text:tab/>&lt;Perpustakaan&gt;(); </text:span></text:p>
      <text:p text:style-name="P10"><text:span text:style-name="T5"></text:span></text:p>
      <text:p text:style-name="P10"><text:span text:style-name="T5"><text:tab/><text:tab/>try { </text:span></text:p>
      <text:p text:style-name="P10"><text:span text:style-name="T5"><text:tab/><text:tab/><text:tab/>fis = new FileInputStream(file); </text:span></text:p>
      <text:p text:style-name="P10"><text:span text:style-name="T5"><text:tab/><text:tab/><text:tab/>bis = new BufferedInputStream(fis); </text:span></text:p>
      <text:p text:style-name="P10"><text:span text:style-name="T5"><text:tab/><text:tab/><text:tab/>dis = new DataInputStream(bis); </text:span></text:p>
      <text:p text:style-name="P10"><text:span text:style-name="T5"></text:span></text:p>
      <text:p text:style-name="P10"><text:span text:style-name="T5"><text:tab/><text:tab/><text:tab/>while(dis.available() != 0){ </text:span></text:p>
      <text:p text:style-name="P10"><text:span text:style-name="T5"><text:tab/><text:tab/><text:tab/><text:tab/>//memecah text perbaris menjadi beberapa kolom </text:span></text:p>
      <text:p text:style-name="P10"><text:span text:style-name="T5"><text:tab/><text:tab/><text:tab/><text:tab/>sesuai dengan pemisah koma </text:span></text:p>
      <text:p text:style-name="P10"><text:span text:style-name="T5"><text:tab/><text:tab/><text:tab/><text:tab/>String line = dis.readLine(); </text:span></text:p>
      <text:p text:style-name="P10"><text:span text:style-name="T5"><text:tab/><text:tab/><text:tab/><text:tab/>String[] data = line.split(","); </text:span></text:p>
      <text:p text:style-name="P10"><text:span text:style-name="T5"></text:span></text:p>
      <text:p text:style-name="P10"><text:span text:style-name="T5"><text:tab/><text:tab/><text:tab/><text:tab/>Perpustakaan p = new Perpustakaan(); </text:span></text:p>
      <text:p text:style-name="P10"><text:span text:style-name="T5"><text:tab/><text:tab/><text:tab/><text:tab/>p.setId(data[0]); </text:span></text:p>
      <text:p text:style-name="P10"><text:span text:style-name="T5"><text:tab/><text:tab/><text:tab/><text:tab/>p.setPeminjam(data[1]); </text:span></text:p>
      <text:p text:style-name="P10"><text:span text:style-name="T5"><text:tab/><text:tab/><text:tab/><text:tab/>p.setJudul(data[2]); </text:span></text:p>
      <text:p text:style-name="P10"><text:span text:style-name="T5"></text:span></text:p>
      <text:p text:style-name="P10"><text:span text:style-name="T5"><text:tab/><text:tab/><text:tab/><text:tab/>listPerpustakaan.add(p); </text:span></text:p>
      <text:p text:style-name="P10"><text:span text:style-name="T5"><text:tab/><text:tab/><text:tab/>} </text:span></text:p>
      <text:p text:style-name="P10"><text:span text:style-name="T5"></text:span></text:p>
      <text:p text:style-name="P10"><text:soft-page-break/><text:span text:style-name="T5"><text:tab/><text:tab/>} catch (IOException ex) { </text:span></text:p>
      <text:p text:style-name="P10"><text:span text:style-name="T5"><text:tab/><text:tab/><text:tab/>System.out.println("File " + file.getName() + " tidak </text:span></text:p>
      <text:p text:style-name="P10"><text:span text:style-name="T5"><text:tab/><text:tab/><text:tab/>ketemu !"); </text:span></text:p>
      <text:p text:style-name="P10"><text:span text:style-name="T5"><text:tab/><text:tab/><text:tab/>System.out.println("Exception : " + ex.getMessage()); </text:span></text:p>
      <text:p text:style-name="P10"><text:span text:style-name="T5"><text:tab/><text:tab/>} </text:span></text:p>
      <text:p text:style-name="P10"><text:span text:style-name="T5"></text:span></text:p>
      <text:p text:style-name="P10"><text:span text:style-name="T5"><text:tab/><text:tab/>for (Perpustakaan perpus : listPerpustakaan) { </text:span></text:p>
      <text:p text:style-name="P10"><text:span text:style-name="T5"><text:tab/><text:tab/><text:tab/>System.out.println("========================="); </text:span></text:p>
      <text:p text:style-name="P10"><text:span text:style-name="T5"><text:tab/><text:tab/><text:tab/>System.out.println("ID : " + perpus.getId()); </text:span></text:p>
      <text:p text:style-name="P10"><text:span text:style-name="T5"><text:tab/><text:tab/><text:tab/>System.out.println("Penyewa : " + </text:span></text:p>
      <text:p text:style-name="P10"><text:span text:style-name="T5"><text:tab/><text:tab/><text:tab/>perpus.getPeminjam()); </text:span></text:p>
      <text:p text:style-name="P10"><text:span text:style-name="T5"><text:tab/><text:tab/><text:tab/>System.out.println("Judul : " + perpus.getJudul()); </text:span></text:p>
      <text:p text:style-name="P10"><text:span text:style-name="T5"><text:tab/><text:tab/>} </text:span></text:p>
      <text:p text:style-name="P10"><text:span text:style-name="T5"><text:tab/>} </text:span></text:p>
      <text:p text:style-name="P10"><text:span text:style-name="T5">} <text:line-break/><text:line-break/><text:tab/> </text:span><text:span text:style-name="T7">8. <text:s/>Compile file PerpustakaanMain.java menggunakan java compiler (javac) </text:span></text:p>
      <text:p text:style-name="P10"><text:span text:style-name="T7"><text:tab/> <text:s text:c="6"/>:<text:line-break/><text:line-break/><text:tab/><text:tab/></text:span><text:span text:style-name="T5">$ javac PerpustakaanMain.java<text:line-break/><text:line-break/><text:tab/> </text:span><text:span text:style-name="T7">9. Setelah kompilasi berhasil, running file PerpustakaanMain.java </text:span></text:p>
      <text:p text:style-name="P3"><text:span text:style-name="T9"><text:tab/> <text:s text:c="5"/>menggunakan perintah seperti berikut :<text:line-break/><text:tab/><text:line-break/><text:tab/><text:tab/></text:span><text:span text:style-name="T7">$ java PerpustakaanMain<text:line-break/><text:line-break/><text:tab/>10. </text:span><text:span text:style-name="T9">Setelah proses running berhasil, lihat hasil running, jika berhasil akan</text:span></text:p>
      <text:p text:style-name="P11"><text:tab/> <text:s text:c="6"/>muncul tampilan seperti di bawah ini :<text:line-break/></text:p>
      <text:p text:style-name="P2"><text:tab/><text:tab/>=========================</text:p>
      <text:p text:style-name="P2"><text:tab/><text:tab/>ID : 001</text:p>
      <text:p text:style-name="P2"><text:tab/><text:tab/>Penyewa : Adi Prayogo</text:p>
      <text:p text:style-name="P13">Judul : Panduan Lengkap memakai Adobe</text:p>
      <text:p text:style-name="P13">=========================</text:p>
      <text:p text:style-name="P13">ID : 002</text:p>
      <text:p text:style-name="P13">Penyewa : Putri Indriyani</text:p>
      <text:p text:style-name="P13">Judul : Tutorial Windows Server 2003</text:p>
      <text:p text:style-name="P13">=========================</text:p>
      <text:p text:style-name="P13">ID : 003</text:p>
      <text:p text:style-name="P13">Penyewa : Femmy Agustina</text:p>
      <text:p text:style-name="P13">Judul : Google Adsense</text:p>
      <text:p text:style-name="P13">=========================</text:p>
      <text:p text:style-name="P13">ID : 004</text:p>
      <text:p text:style-name="P13">Penyewa : Andi Andrian</text:p>
      <text:p text:style-name="P13">Judul : Pemograman Basis Data Lanjut MySQL</text:p>
      <text:p text:style-name="P13">=========================</text:p>
      <text:p text:style-name="P13">ID : 005</text:p>
      <text:p text:style-name="P13">Penyewa : Putra Pratama</text:p>
      <text:p text:style-name="P13">Judul : Panduan Dasar Autocad 2005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Standard" style:next-style-name="Text_20_body" style:class="chapter">
      <style:text-properties style:font-name="Century Gothic" fo:language="en" fo:country="US" fo:font-weight="bold" style:font-weight-asian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WW8Num12z0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2">
      <text:list-level-style-bullet text:level="1" text:style-name="WW8Num12z0" style:num-suffix="." text:bullet-char="o">
        <style:list-level-properties text:space-before="0.25in" text:min-label-width="0.25in"/>
        <style:text-properties style:font-name="Courier New1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10-11T09:34:22</meta:creation-date>
    <dc:date>2011-10-11T10:26:14</dc:date>
    <dc:creator>izwan </dc:creator>
    <meta:editing-duration>PT00H36M36S</meta:editing-duration>
    <meta:editing-cycles>4</meta:editing-cycles>
    <meta:generator>OpenOffice.org/3.2$Linux OpenOffice.org_project/320m12$Build-9483</meta:generator>
    <meta:document-statistic meta:table-count="0" meta:image-count="0" meta:object-count="0" meta:page-count="3" meta:paragraph-count="116" meta:word-count="408" meta:character-count="3661"/>
  </office:meta>
</office:document-meta>
</file>